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/>
  <office:body>
    <office:text text:use-soft-page-breaks="true">
      <text:p text:style-name="Title">Hal Spacejock book one - Sample yWriter Project</text:p>
      <text:p text:style-name="Subtitle">Simon Haynes</text:p>
      <text:section text:style-name="Sect1" text:name="ChID:34">
        <text:h text:style-name="Heading_20_1" text:outline-level="1"><text:a xlink:href="../proofed_manuscript.odt#ChID:34%7Cregion">Part 1</text:a></text:h>
        <text:p text:style-name="Text_20_body">This could be the first part of the novel.</text:p>
      </text:section>
      <text:section text:style-name="Sect1" text:name="ChID:35">
        <text:h text:style-name="Heading_20_1" text:outline-level="1"><text:a xlink:href="../proofed_manuscript.odt#ChID:35%7Cregion">Part 2</text:a></text:h>
        <text:p text:style-name="Text_20_body">This would be the second part, if the novel was divided into part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nsolas" svg:font-family="Consolas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.00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3-02-02T14:35:06Z</meta:creation-date>
    <dc:date/>
  </office:meta>
</office:document-meta>
</file>